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1 Kings 3-4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RISE OF SOLOMON (3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REVELATION TO SOLOMON (3:2-2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-title-Title-Slide" presentation:presentation-page-layout-name="Master1-PPL1" draw:id="Slide-257">
        <draw:frame draw:id="id92" presentation:style-name="a501" draw:name="Title 1" svg:x="1.38in" svg:y="0.83in" svg:width="10.3in" svg:height="4.42in" presentation:class="title" presentation:placeholder="false">
          <draw:text-box>
            <text:p text:style-name="a500" text:class-names="" text:cond-style-name=""><text:span text:style-name="a498" text:class-names="">THE REVELATION TO SOLOMON (3:2-28):<text:s text:c="1"/></text:span><text:span text:style-name="a499" text:class-names=""/></text:p>
          </draw:text-box>
          <svg:title/>
          <svg:desc/>
        </draw:frame>
        <draw:frame draw:id="id93" presentation:style-name="a506" draw:name="Subtitle 2" svg:x="1.38in" svg:y="5.25in" svg:width="10.3in" svg:height="1.85in" presentation:class="subtitle" presentation:placeholder="false">
          <draw:text-box>
            <text:p text:style-name="a503" text:class-names="" text:cond-style-name=""><text:span text:style-name="a502" text:class-names=""><text:s text:c="1"/>The details (3:5-15)<text:s text:c="1"/></text:span></text:p>
            <text:p text:style-name="a505" text:class-names="" text:cond-style-name=""><text:span text:style-name="a504" text:class-names=""/></text:p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details (3:5-15)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assurance (3: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answer (3:6-9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pproval (3:10-1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REVELATION TO SOLOMON (3:2-28):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etails (3:5-15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emonstration (3:16-28): Soon after Solomon is granted wisdom, he displays his ability to judge wisely by settling a difficult disput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demonstration (3:16-28): Soon after Solomon is granted wisdom, he displays his ability to judge wisely by settling a difficult dispute.<text:s text:c="1"/></text:span><text:span text:style-name="a542" text:class-names=""/></text:p>
          </draw:text-box>
          <svg:title/>
          <svg:desc/>
        </draw:frame>
        <draw:frame draw:id="id99" presentation:style-name="a560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problem (3:16-22):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proposal (3:23-25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protest (3:2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nouncement (3:27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6" draw:style-name="a561" draw:master-page-name="Master1-Layout12-tx-Title-and-Text" presentation:presentation-page-layout-name="Master1-PPL12" draw:id="Slide-261">
        <draw:frame draw:id="id100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REVELATION TO SOLOMON (3:2-28):<text:s text:c="1"/></text:span><text:span text:style-name="a563" text:class-names=""/></text:p>
          </draw:text-box>
          <svg:title/>
          <svg:desc/>
        </draw:frame>
        <draw:frame draw:id="id101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details (3:5-1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demonstration (3:16-28): Soon after Solomon is granted wisdom, he displays his ability to judge wisely by settling a difficult dispute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7" draw:style-name="a576" draw:master-page-name="Master1-Layout12-tx-Title-and-Text" presentation:presentation-page-layout-name="Master1-PPL12" draw:id="Slide-262">
        <draw:frame draw:id="id102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Kings 3-4<text:s text:c="1"/></text:span><text:span text:style-name="a578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THE RISE OF SOLOMON (3:1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REVELATION TO SOLOMON (3:2-28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REIGN OF SOLOMON (4:1-34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-title-Title-Slide" presentation:presentation-page-layout-name="Master1-PPL1" draw:id="Slide-263">
        <draw:frame draw:id="id104" presentation:style-name="a598" draw:name="Title 1" svg:x="1.38in" svg:y="0.83in" svg:width="10.3in" svg:height="4.42in" presentation:class="title" presentation:placeholder="false">
          <draw:text-box>
            <text:p text:style-name="a597" text:class-names="" text:cond-style-name=""><text:span text:style-name="a595" text:class-names="">THE REIGN OF SOLOMON (4:1-34)<text:s text:c="1"/></text:span><text:span text:style-name="a596" text:class-names=""/></text:p>
          </draw:text-box>
          <svg:title/>
          <svg:desc/>
        </draw:frame>
        <draw:frame draw:id="id105" presentation:style-name="a603" draw:name="Subtitle 2" svg:x="1.38in" svg:y="5.25in" svg:width="10.3in" svg:height="1.85in" presentation:class="subtitle" presentation:placeholder="false">
          <draw:text-box>
            <text:p text:style-name="a600" text:class-names="" text:cond-style-name=""><text:span text:style-name="a599" text:class-names=""><text:s text:c="1"/>His people (4:1-19)<text:s text:c="1"/></text:span></text:p>
            <text:p text:style-name="a602" text:class-names="" text:cond-style-name=""><text:span text:style-name="a601" text:class-names=""/></text:p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His people (4:1-19)<text:s text:c="1"/></text:span><text:span text:style-name="a606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Solomon's high officials (4:1-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Solomon's district governors (4:7-19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3-twoColTx-Title-and-2-Column-Text" presentation:presentation-page-layout-name="Master1-PPL13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REIGN OF SOLOMON (4:1-34)<text:s text:c="1"/></text:span><text:span text:style-name="a621" text:class-names=""/></text:p>
          </draw:text-box>
          <svg:title/>
          <svg:desc/>
        </draw:frame>
        <draw:frame draw:id="id109" presentation:style-name="a636" draw:name="Text Placeholder 2" svg:x="1.38021in" svg:y="2in" svg:width="4.61632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His people (4:1-19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His prosperity (4:20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His places (4:21, 24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  <draw:frame draw:id="id110" presentation:style-name="a652" draw:name="Text Placeholder 3" svg:x="6.16319in" svg:y="2in" svg:width="4.61632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His provisions (4:22-23, 27-28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is peace (4:25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His power (4:26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His perceptiveness (4:29-34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1" draw:style-name="a653" draw:master-page-name="Master1-Layout12-tx-Title-and-Text" presentation:presentation-page-layout-name="Master1-PPL12" draw:id="Slide-266">
        <draw:frame draw:id="id111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His perceptiveness (4:29-34)<text:s text:c="1"/></text:span><text:span text:style-name="a655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comparison of Solomon's wisdom (4:29-31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contents of Solomon's wisdom (4:32-3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2-tx-Title-and-Text" presentation:presentation-page-layout-name="Master1-PPL12" draw:id="Slide-267">
        <draw:frame draw:id="id113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The contents of Solomon's wisdom (4:32-34)<text:s text:c="1"/></text:span><text:span text:style-name="a670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He writes 3,000 proverbs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He composes 1,005 songs.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e possesses vast knowledge concerning plant and animal life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His advice is sought by the kings of every nation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His perceptiveness (4:29-34)<text:s text:c="1"/></text:span><text:span text:style-name="a691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comparison of Solomon's wisdom (4:29-31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ontents of Solomon's wisdom (4:32-3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4" draw:style-name="a704" draw:master-page-name="Master1-Layout13-twoColTx-Title-and-2-Column-Text" presentation:presentation-page-layout-name="Master1-PPL13" draw:id="Slide-269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REIGN OF SOLOMON (4:1-34)<text:s text:c="1"/></text:span><text:span text:style-name="a706" text:class-names=""/></text:p>
          </draw:text-box>
          <svg:title/>
          <svg:desc/>
        </draw:frame>
        <draw:frame draw:id="id118" presentation:style-name="a721" draw:name="Text Placeholder 2" svg:x="1.38021in" svg:y="2in" svg:width="4.61632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His people (4:1-19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His prosperity (4:20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His places (4:21, 24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  <draw:frame draw:id="id119" presentation:style-name="a737" draw:name="Text Placeholder 3" svg:x="6.16319in" svg:y="2in" svg:width="4.61632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His provisions (4:22-23, 27-28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His peace (4:25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is power (4:2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His perceptiveness (4:29-34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5" draw:style-name="a738" draw:master-page-name="Master1-Layout12-tx-Title-and-Text" presentation:presentation-page-layout-name="Master1-PPL12" draw:id="Slide-270">
        <draw:frame draw:id="id120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1 Kings 3-4<text:s text:c="1"/></text:span><text:span text:style-name="a740" text:class-names=""/></text:p>
          </draw:text-box>
          <svg:title/>
          <svg:desc/>
        </draw:frame>
        <draw:frame draw:id="id121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THE RISE OF SOLOMON (3:1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HE REVELATION TO SOLOMON (3:2-28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THE REIGN OF SOLOMON (4:1-34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3-4 </dc:title>
    <meta:initial-creator>David STRICKLAND</meta:initial-creator>
    <dc:creator>David STRICKLAND</dc:creator>
    <meta:creation-date>2020-02-22T19:23:35Z</meta:creation-date>
    <dc:date>2020-02-22T19:23:35Z</dc:date>
    <meta:template xlink:href="BibleStudy" xlink:type="simple"/>
    <meta:editing-cycles>1</meta:editing-cycles>
    <meta:editing-duration>PT0S</meta:editing-duration>
    <meta:document-statistic meta:paragraph-count="60" meta:word-count="461"/>
  </office:meta>
</office:document-meta>
</file>